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12.871cm"/>
    </style:style>
    <style:style style:name="co4" style:family="table-column">
      <style:table-column-properties fo:break-before="auto" style:column-width="13.464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2.147cm"/>
    </style:style>
    <style:style style:name="co7" style:family="table-column">
      <style:table-column-properties fo:break-before="auto" style:column-width="1.025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style:font-name="F" fo:font-size="10pt" fo:language="en" fo:country="US" fo:font-style="normal" style:text-underline-style="none" style:font-name-asian="F" style:font-size-asian="10pt" style:language-asian="en" style:country-asian="US" style:font-style-asian="normal" style:font-name-complex="F" style:font-size-complex="5.65000009536743pt" style:language-complex="en" style:country-complex="US" style:font-style-complex="normal"/>
    </style:style>
    <style:style style:name="ce3" style:family="table-cell" style:parent-style-name="Excel_20_Built-in_20_Normal">
      <style:text-properties style:font-name="Calibri" style:font-name-asian="Arial Unicode MS" style:font-name-complex="Arial Unicode MS"/>
    </style:style>
    <style:style style:name="ce4" style:family="table-cell" style:parent-style-name="Excel_20_Built-in_20_Normal" style:data-style-name="N8128"/>
    <style:style style:name="T1" style:family="text">
      <style:text-properties style:font-name="Calibri" style:font-name-asian="Arial Unicode MS" style:font-name-complex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table:style-name="ce1" office:value-type="string">
            <text:p>Catégorie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ntenance</text:p>
          </table:table-cell>
          <table:table-cell table:style-name="ce1" office:value-type="string">
            <text:p>prix_unique</text:p>
          </table:table-cell>
          <table:table-cell table:style-name="ce1" office:value-type="string">
            <text:p>IsBio</text:p>
          </table:table-cell>
          <table:table-cell table:number-columns-repeated="1017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Red Mojito</text:p>
          </table:table-cell>
          <table:table-cell office:value-type="string">
            <text:p>Rhum, Citron Vert, Menthe, Jus de Fleur d’Hibiscus, Angustura, Sucre</text:p>
          </table:table-cell>
          <table:table-cell/>
          <table:table-cell office:value-type="string">
            <text:p>7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pritz Violette</text:p>
          </table:table-cell>
          <table:table-cell office:value-type="string">
            <text:p>Crème de Violette, Eau Gazeuse, Crémant</text:p>
          </table:table-cell>
          <table:table-cell/>
          <table:table-cell office:value-type="string">
            <text:p>7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pritz Hugo</text:p>
          </table:table-cell>
          <table:table-cell office:value-type="string">
            <text:p>Liqueur Fleur de Sureau, Crémant, Eau Gazeuse, Citron Vert, Zeste de Citron Jaune</text:p>
          </table:table-cell>
          <table:table-cell/>
          <table:table-cell office:value-type="string">
            <text:p>7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pritz Angevin</text:p>
          </table:table-cell>
          <table:table-cell office:value-type="string">
            <text:p>Bitter Giffard, Crément de Loire, Eau Gazeuse, Orange</text:p>
          </table:table-cell>
          <table:table-cell/>
          <table:table-cell office:value-type="string">
            <text:p>7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our </text:p>
          </table:table-cell>
          <table:table-cell table:style-name="ce3" office:value-type="string">
            <text:p><text:span text:style-name="T1">Tequila Milagro, Amaretto, Pisco</text:span></text:p>
          </table:table-cell>
          <table:table-cell/>
          <table:table-cell office:value-type="string">
            <text:p>7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Jam Sour</text:p>
          </table:table-cell>
          <table:table-cell office:value-type="string">
            <text:p>Whisky Monkey Shoulder, Confiture, Jus de Citron</text:p>
          </table:table-cell>
          <table:table-cell/>
          <table:table-cell office:value-type="string">
            <text:p>7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Arapi</text:p>
          </table:table-cell>
          <table:table-cell office:value-type="string">
            <text:p>Vodka, Sirop de Grenade, Citron Vert, Crème Coco</text:p>
          </table:table-cell>
          <table:table-cell/>
          <table:table-cell office:value-type="string">
            <text:p>7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Arawak</text:p>
          </table:table-cell>
          <table:table-cell office:value-type="string">
            <text:p>Rhum, Menthe, Jus de Goyave, Citron Vert, Sucre</text:p>
          </table:table-cell>
          <table:table-cell/>
          <table:table-cell office:value-type="string">
            <text:p>7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Pol Lover</text:p>
          </table:table-cell>
          <table:table-cell office:value-type="string">
            <text:p>Vodka, Liqueur de Melon, Sirop Framboise, Jus d’Ananas, Jus de Cranberry</text:p>
          </table:table-cell>
          <table:table-cell/>
          <table:table-cell office:value-type="string">
            <text:p>7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Espresso Martini</text:p>
          </table:table-cell>
          <table:table-cell office:value-type="string">
            <text:p>Vodka, Kahlua, Expresso, Sucre</text:p>
          </table:table-cell>
          <table:table-cell/>
          <table:table-cell office:value-type="string">
            <text:p>7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Gin Smash</text:p>
          </table:table-cell>
          <table:table-cell office:value-type="string">
            <text:p>Gin Hendrick’s, Basilic, Miel, Citron Jaune Pressé</text:p>
          </table:table-cell>
          <table:table-cell/>
          <table:table-cell office:value-type="string">
            <text:p>8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Honolulu Punch</text:p>
          </table:table-cell>
          <table:table-cell office:value-type="string">
            <text:p>Rhum Sailor Jerry, Purée de Passion, Jus d’Ananas, Sirop de Vanille, Citron Vert</text:p>
          </table:table-cell>
          <table:table-cell/>
          <table:table-cell office:value-type="string">
            <text:p>8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Papete Punch</text:p>
          </table:table-cell>
          <table:table-cell office:value-type="string">
            <text:p>Rhum, Pomme, Goyave, Citron Vert, Litchi</text:p>
          </table:table-cell>
          <table:table-cell/>
          <table:table-cell office:value-type="string">
            <text:p>8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Cold Kiss</text:p>
          </table:table-cell>
          <table:table-cell office:value-type="string">
            <text:p>Gin Hendrick’s, Sirop de Rose, Citron Vert, Jus de Goyave, Jus de Fleur d’Hibiscus</text:p>
          </table:table-cell>
          <table:table-cell/>
          <table:table-cell office:value-type="string">
            <text:p>8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Bolly Mule</text:p>
          </table:table-cell>
          <table:table-cell office:value-type="string">
            <text:p>Gin Hendrick’s, Crème de Cassis, Ginger Beer, Sirop de Rose Maison, Citron Vert Pressé</text:p>
          </table:table-cell>
          <table:table-cell/>
          <table:table-cell office:value-type="string">
            <text:p>9,0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Jäger Bomb, Ti Punch</text:p>
          </table:table-cell>
          <table:table-cell table:number-columns-repeated="2"/>
          <table:table-cell office:value-type="string">
            <text:p>5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Caïpirinha, Caïpiroska</text:p>
          </table:table-cell>
          <table:table-cell office:value-type="string">
            <text:p>Caïpirinha - fruits +0.50€</text:p>
          </table:table-cell>
          <table:table-cell/>
          <table:table-cell office:value-type="string">
            <text:p>6,0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Cuba Libre, Planteur, Tequila Sunrise, Daiquiri, Mojito</text:p>
          </table:table-cell>
          <table:table-cell office:value-type="string">
            <text:p>Daiquiri - fruits +0.50€, Mojito - fruits +0.50€</text:p>
          </table:table-cell>
          <table:table-cell/>
          <table:table-cell office:value-type="string">
            <text:p>6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Cosmopolitain, Cointreaupolitain, Margarita, Cointreau Fizz, Love on the Beach, Martini Dry, Piña Colada, Russe Blanc</text:p>
          </table:table-cell>
          <table:table-cell table:number-columns-repeated="2"/>
          <table:table-cell office:value-type="string">
            <text:p>7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Bloody Mary, London Mule, Moscow Mule, Long Island, Mai Thaï</text:p>
          </table:table-cell>
          <table:table-cell table:number-columns-repeated="2"/>
          <table:table-cell office:value-type="string">
            <text:p>8,0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Grog</text:p>
          </table:table-cell>
          <table:table-cell office:value-type="string">
            <text:p>Pour se rechauffer</text:p>
          </table:table-cell>
          <table:table-cell/>
          <table:table-cell office:value-type="string">
            <text:p>4,50 €</text:p>
          </table:table-cell>
          <table:table-cell table:number-columns-repeated="1018"/>
        </table:table-row>
        <table:table-row table:style-name="ro1"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table:style-name="ce2" office:value-type="string">
            <text:p>Irish Coffee Monkey Shoulder, French Coffee</text:p>
          </table:table-cell>
          <table:table-cell office:value-type="string">
            <text:p>Pour se rechauffer</text:p>
          </table:table-cell>
          <table:table-cell/>
          <table:table-cell table:style-name="ce4" office:value-type="currency" office:currency="EUR" office:value="7.5">
            <text:p>7,50 €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number:currency-style style:name="N8128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2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2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2">02/10/2025</text:date>, <text:time>14:5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0-02T14:59:31</dc:date>
    <meta:document-statistic meta:table-count="1" meta:cell-count="114" meta:object-count="0"/>
    <meta:generator>OpenOffice/4.1.15$Unix OpenOffice.org_project/4115m2$Build-9813</meta:generator>
  </office:meta>
</office:document-meta>
</file>